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8pt" officeooo:paragraph-rsid="0032bca5" style:font-size-asian="18pt" style:font-size-complex="18pt"/>
    </style:style>
    <style:style style:name="P2" style:family="paragraph" style:parent-style-name="Preformatted_20_Text">
      <style:paragraph-properties fo:text-align="center" style:justify-single-word="false"/>
      <style:text-properties fo:font-size="14pt" fo:font-weight="bold" officeooo:paragraph-rsid="0032bca5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5pt" style:text-underline-style="none" fo:font-weight="bold" officeooo:rsid="0032bca5" officeooo:paragraph-rsid="0032bca5" style:font-size-asian="15pt" style:font-weight-asian="bold" style:font-size-complex="15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font-size="15pt" officeooo:paragraph-rsid="0032bca5" style:font-size-asian="15pt" style:font-size-complex="15pt"/>
    </style:style>
    <style:style style:name="P5" style:family="paragraph" style:parent-style-name="Preformatted_20_Text">
      <style:paragraph-properties fo:text-align="center" style:justify-single-word="false"/>
      <style:text-properties fo:font-size="15pt" style:text-underline-style="none" fo:font-weight="bold" officeooo:paragraph-rsid="0032bca5" style:font-size-asian="15pt" style:font-weight-asian="bold" style:font-size-complex="15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font-size="15pt" fo:font-weight="bold" officeooo:paragraph-rsid="0032bca5" style:font-size-asian="15pt" style:font-weight-asian="bold" style:font-size-complex="15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use-window-font-color="true" loext:opacity="0%" fo:font-size="15pt" fo:font-weight="bold" officeooo:paragraph-rsid="0032bca5" style:font-size-asian="15pt" style:font-weight-asian="bold" style:font-size-complex="15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use-window-font-color="true" loext:opacity="0%" fo:font-size="15pt" style:text-underline-style="none" fo:font-weight="bold" officeooo:paragraph-rsid="0032bca5" style:font-size-asian="15pt" style:font-weight-asian="bold" style:font-size-complex="15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use-window-font-color="true" loext:opacity="0%" fo:font-size="15pt" style:text-underline-style="none" fo:font-weight="bold" officeooo:rsid="0032bca5" officeooo:paragraph-rsid="0032bca5" style:font-size-asian="15pt" style:font-weight-asian="bold" style:font-size-complex="15pt" style:font-weight-complex="bold"/>
    </style:style>
    <style:style style:name="T1" style:family="text">
      <style:text-properties style:text-underline-style="solid" style:text-underline-width="auto" style:text-underline-color="font-color" fo:font-weight="bold" officeooo:rsid="0025bbbf" style:font-weight-asian="bold" style:font-weight-complex="bold"/>
    </style:style>
    <style:style style:name="T2" style:family="text">
      <style:text-properties officeooo:rsid="0025bbbf"/>
    </style:style>
    <style:style style:name="T3" style:family="text">
      <style:text-properties officeooo:rsid="00271bb9"/>
    </style:style>
    <style:style style:name="T4" style:family="text">
      <style:text-properties fo:color="#2a6099" loext:opacity="100%" officeooo:rsid="002b9f89"/>
    </style:style>
    <style:style style:name="T5" style:family="text">
      <style:text-properties officeooo:rsid="00275c54"/>
    </style:style>
    <style:style style:name="T6" style:family="text">
      <style:text-properties officeooo:rsid="00276ea9"/>
    </style:style>
    <style:style style:name="T7" style:family="text">
      <style:text-properties officeooo:rsid="0027fe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l Sufficient Merit</text:span></text:p>
      <text:p text:style-name="P2"/>
      <text:p text:style-name="P3">VERSE 1</text:p>
      <text:p text:style-name="P4"/>
      <text:p text:style-name="P4"><text:span text:style-name="T2">All suff-i-cient mer-it, shin-ing like the sun,</text:span></text:p>
      <text:p text:style-name="P4"><text:span text:style-name="T3">A for-tune I in-her-it by no work I have done.</text:span></text:p>
      <text:p text:style-name="P4"><text:span text:style-name="T3">My right-eous-ness I for-feit at my Sav-ior’s cross,</text:span></text:p>
      <text:p text:style-name="P4"><text:span text:style-name="T3">Where all suf-fi-cient mer-it did what I could not.</text:span></text:p>
      <text:p text:style-name="P4"/>
      <text:p text:style-name="P5">CHORUS</text:p>
      <text:p text:style-name="P6"><text:span text:style-name="T4"/></text:p>
      <text:p text:style-name="P4"><text:span text:style-name="T3">It is done, it is fin-ished, no more debt I owe;</text:span></text:p>
      <text:p text:style-name="P4"><text:span text:style-name="T3">Paid in full, all suf-fi-cient mer-it now my own.</text:span></text:p>
      <text:p text:style-name="P7"/>
      <text:p text:style-name="P8">VERSE 2</text:p>
      <text:p text:style-name="P7"/>
      <text:p text:style-name="P4"><text:span text:style-name="T3">In love, he con-de-scend-ed, e-ter-nal now in time;</text:span></text:p>
      <text:p text:style-name="P4"><text:span text:style-name="T3">A life with-out a blem-ish, the Ma-ker made to die.</text:span></text:p>
      <text:p text:style-name="P4"><text:span text:style-name="T3">The law could nev-er save us, our law-less-ness had won;</text:span></text:p>
      <text:p text:style-name="P4"><text:span text:style-name="T5">Un-til the pure and spot-less Lamb had fi-nally come.</text:span></text:p>
      <text:p text:style-name="P7"/>
      <text:p text:style-name="P5">CHORUS</text:p>
      <text:p text:style-name="P4"/>
      <text:p text:style-name="P8">VERSE <text:span text:style-name="T3">3</text:span></text:p>
      <text:p text:style-name="P7"/>
      <text:p text:style-name="P4"><text:span text:style-name="T6">I lay down my gar-ments, an-y emp-ty boast,</text:span></text:p>
      <text:p text:style-name="P4"><text:span text:style-name="T6">Good works now all cor-rupt-ed by the sin-ful host</text:span></text:p>
      <text:p text:style-name="P4"><text:span text:style-name="T6">I’m dressed in my Lord Je-sus, a crim-son robe made white.</text:span></text:p>
      <text:p text:style-name="P4"><text:span text:style-name="T6">No more fear of judge-ment, his right-eous-ness is mine.</text:span></text:p>
      <text:p text:style-name="P7"/>
      <text:p text:style-name="P5">CHORUS</text:p>
      <text:p text:style-name="P4"/>
      <text:p text:style-name="P9">VERSE 4</text:p>
      <text:p text:style-name="P7"/>
      <text:p text:style-name="P4"><text:span text:style-name="T2">All suff-i-cient mer-it, </text:span><text:span text:style-name="T7">firm in life and death;</text:span></text:p>
      <text:p text:style-name="P4"><text:span text:style-name="T7">The joy of my sal-va-tion shall be my fin-al breath.</text:span></text:p>
      <text:p text:style-name="P4"><text:span text:style-name="T7">And when I stand ac-cept-ed be-fore the throne of God,</text:span></text:p>
      <text:p text:style-name="P4"><text:span text:style-name="T7">I’ll gaze up-on my Je-sus and thank Him for the cross.</text:span></text:p>
      <text:p text:style-name="P7"/>
      <text:p text:style-name="P5">CHORU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reformatted_20_Text">
      <style:text-properties fo:font-size="7pt" officeooo:rsid="0025bbbf" officeooo:paragraph-rsid="0025bbbf" style:font-size-asian="7pt" style:font-size-complex="7pt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Words &amp; Music: Bethany Barnard, Shane Barnard, Bryan Fowler | © 2023 Be Essential Songs / bryanfowlersongs / More Songs From Wellhouse / Songs From Wellhous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7T21:40:31.264541298</dc:date>
    <meta:editing-duration>PT4H24M8S</meta:editing-duration>
    <meta:editing-cycles>21</meta:editing-cycles>
    <meta:generator>LibreOffice/25.2.6.2$Linux_X86_64 LibreOffice_project/520$Build-2</meta:generator>
    <meta:print-date>2026-04-07T21:29:51.319237454</meta:print-date>
    <meta:document-statistic meta:table-count="0" meta:image-count="0" meta:object-count="0" meta:page-count="1" meta:paragraph-count="28" meta:word-count="208" meta:character-count="1148" meta:non-whitespace-character-count="968"/>
  </office:meta>
</office:document-meta>
</file>